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atin Modern Math" svg:font-family="'Latin Modern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eeeeee" draw:textarea-horizontal-align="justify" draw:textarea-vertical-align="middle" draw:auto-grow-height="false" fo:min-height="0.512cm" fo:min-width="7.501cm"/>
    </style:style>
    <style:style style:name="gr2" style:family="graphic" style:parent-style-name="standard">
      <style:graphic-properties svg:stroke-opacity="0%" draw:fill-color="#eeeeee" draw:textarea-horizontal-align="justify" draw:textarea-vertical-align="middle" draw:auto-grow-height="false" fo:min-height="0.385cm" fo:min-width="6.7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opacity="0%" draw:fill-color="#eeeeee" draw:textarea-horizontal-align="justify" draw:textarea-vertical-align="middle" draw:auto-grow-height="false" fo:min-height="0.385cm" fo:min-width="11.057cm"/>
    </style:style>
    <style:style style:name="gr5" style:family="graphic" style:parent-style-name="standard">
      <style:graphic-properties svg:stroke-opacity="0%" draw:fill-color="#eeeeee" draw:textarea-horizontal-align="justify" draw:textarea-vertical-align="middle" draw:auto-grow-height="false" fo:min-height="0.385cm" fo:min-width="1.024cm"/>
    </style:style>
    <style:style style:name="gr6" style:family="graphic" style:parent-style-name="standard">
      <style:graphic-properties svg:stroke-opacity="0%" draw:fill-color="#eeeeee" draw:textarea-horizontal-align="justify" draw:textarea-vertical-align="middle" draw:auto-grow-height="false" fo:min-height="0.385cm" fo:min-width="1.6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opacity="0%" draw:fill-color="#eeeeee" draw:textarea-horizontal-align="justify" draw:textarea-vertical-align="middle" draw:auto-grow-height="false" fo:min-height="1.147cm" fo:min-width="6.739cm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gr10" style:family="graphic" style:parent-style-name="standard">
      <style:graphic-properties svg:stroke-opacity="0%" draw:fill-color="#eeeeee" draw:textarea-horizontal-align="justify" draw:textarea-vertical-align="middle" draw:auto-grow-height="false" fo:min-height="0.258cm" fo:min-width="3.437cm"/>
    </style:style>
    <style:style style:name="gr11" style:family="graphic" style:parent-style-name="standard">
      <style:graphic-properties svg:stroke-opacity="0%" draw:fill-color="#eeeeee" draw:textarea-horizontal-align="justify" draw:textarea-vertical-align="middle" draw:auto-grow-height="false" fo:min-height="0.258cm" fo:min-width="4.072cm"/>
    </style:style>
    <style:style style:name="gr12" style:family="graphic" style:parent-style-name="standard">
      <style:graphic-properties svg:stroke-opacity="0%" draw:fill-color="#eeeeee" draw:textarea-horizontal-align="justify" draw:textarea-vertical-align="middle" draw:auto-grow-height="false" fo:min-height="0.258cm" fo:min-width="0.643cm"/>
    </style:style>
    <style:style style:name="gr13" style:family="graphic" style:parent-style-name="standard">
      <style:graphic-properties svg:stroke-opacity="0%" draw:fill-color="#eeeeee" draw:textarea-horizontal-align="justify" draw:textarea-vertical-align="middle" draw:auto-grow-height="false" fo:min-height="0.385cm" fo:min-width="2.675cm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text-properties style:font-name="Liberation Mono" fo:font-size="6pt" fo:background-color="transparent" style:font-size-asian="18pt" style:font-size-complex="18pt"/>
    </style:style>
    <style:style style:name="P2" style:family="paragraph">
      <loext:graphic-properties draw:fill-color="#eeeeee"/>
      <style:paragraph-properties fo:text-align="center"/>
      <style:text-properties style:font-name="Liberation Mono" fo:font-size="6pt" fo:background-color="transparen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fo:font-weight="bold" fo:background-color="#111111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Liberation Mono" fo:font-size="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  <style:text-properties fo:color="#ffffff" fo:font-size="8pt" fo:font-weight="bold" fo:background-color="#111111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background-color="#111111"/>
    </style:style>
    <style:style style:name="P8" style:family="paragraph">
      <loext:graphic-properties draw:fill="none" draw:fill-color="#ffffff"/>
      <style:paragraph-properties fo:text-align="center"/>
      <style:text-properties fo:background-color="#111111"/>
    </style:style>
    <style:style style:name="P9" style:family="paragraph">
      <loext:graphic-properties draw:fill="none" draw:fill-color="#ffffff"/>
      <style:text-properties style:font-name="Liberation Mono" fo:font-size="6pt" fo:background-color="transparent" style:font-size-asian="18pt" style:font-size-complex="18pt"/>
    </style:style>
    <style:style style:name="T1" style:family="text">
      <style:text-properties style:font-name="Liberation Mono" fo:font-size="6pt" fo:font-weight="normal" fo:background-color="transparent" style:font-size-asian="18pt" style:font-weight-asian="normal" style:font-size-complex="18pt" style:font-weight-complex="normal"/>
    </style:style>
    <style:style style:name="T2" style:family="text">
      <style:text-properties style:font-name="Liberation Mono" fo:font-size="6pt" fo:background-color="transparent" style:font-size-asian="18pt" style:font-size-complex="18pt"/>
    </style:style>
    <style:style style:name="T3" style:family="text">
      <style:text-properties style:font-name="Liberation Mono" fo:font-size="6pt" fo:font-weight="bold" fo:background-color="transparent" style:font-size-asian="18pt" style:font-weight-asian="bold" style:font-size-complex="18pt" style:font-weight-complex="bold"/>
    </style:style>
    <style:style style:name="T4" style:family="text">
      <style:text-properties fo:color="#ffffff" style:font-name="Liberation Mono" fo:font-size="8pt" fo:font-weight="bold" fo:background-color="#111111" style:font-size-asian="18pt" style:font-weight-asian="bold" style:font-size-complex="18pt" style:font-weight-complex="bold"/>
    </style:style>
    <style:style style:name="T5" style:family="text">
      <style:text-properties fo:color="#ffffff" fo:font-size="8pt" fo:font-weight="bold" fo:background-color="#111111" style:font-size-asian="18pt" style:font-weight-asian="bold" style:font-size-complex="18pt" style:font-weight-complex="bold"/>
    </style:style>
    <style:style style:name="T6" style:family="text">
      <style:text-properties style:font-name="Liberation Mono" fo:font-size="6pt" fo:font-style="italic" fo:background-color="transparent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001cm" svg:height="0.762cm" svg:x="6.08cm" svg:y="1.635cm">
          <text:p text:style-name="P1"><text:span text:style-name="T1">List</text:span><text:span text:style-name="T2">&lt;Movie&gt; movies_ = </text:span><text:span text:style-name="T3">new</text:span><text:span text:style-name="T2"> </text:span><text:span text:style-name="T1">ArrayList</text:span><text:span text:style-name="T2">&lt;Movie&gt;();</text:span></text:p>
          <text:p text:style-name="P1"><text:span text:style-name="T1">IObservableList</text:span><text:span text:style-name="T2">&lt;Movie&gt; movies = </text:span><text:span text:style-name="T3">new</text:span><text:span text:style-name="T2"> </text:span><text:span text:style-name="T1">WritableList</text:span><text:span text:style-name="T2">&lt;Movie&gt;()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239cm" svg:height="0.635cm" svg:x="6.461cm" svg:y="3.54cm">
          <text:p text:style-name="P1"><text:span text:style-name="T3">for</text:span><text:span text:style-name="T1">(Movie </text:span><text:span text:style-name="T3">m</text:span><text:span text:style-name="T1"> : MovieManager.getInstance().getMovies()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08cm" svg:y1="2.397cm" svg:x2="10.08cm" svg:y2="3.54cm" draw:start-shape="id1" draw:start-glue-point="2" draw:end-shape="id2" draw:end-glue-point="0" svg:d="M10080 2397v1143" svg:viewBox="0 0 1 1144">
          <text:p/>
        </draw:connector>
        <draw:custom-shape draw:style-name="gr4" draw:text-style-name="P2" xml:id="id3" draw:id="id3" draw:layer="layout" svg:width="11.557cm" svg:height="0.635cm" svg:x="4.302cm" svg:y="4.937cm">
          <text:p text:style-name="P1"><text:span text:style-name="T3">if</text:span><text:span text:style-name="T2">(ignoreUnwatched &amp;&amp; </text:span><text:span text:style-name="T3">m</text:span><text:span text:style-name="T2">.getWatchDate() == null || ignoreLoaned &amp;&amp; </text:span><text:span text:style-name="T3">m</text:span><text:span text:style-name="T2">.getDueDate() != null</text:span></text:p>
          <text:p text:style-name="P1"><text:span text:style-name="T2"><text:s text:c="3"/></text:span><text:span text:style-name="T2">|| </text:span><text:span text:style-name="T3">m</text:span><text:span text:style-name="T2">.getRating() &lt; minRating || (ignoreList != null &amp;&amp; ignoreList.contains(</text:span><text:span text:style-name="T3">m</text:span><text:span text:style-name="T2">))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.524cm" svg:height="0.635cm" svg:x="6.207cm" svg:y="6.715cm">
          <text:p text:style-name="P1"><text:span text:style-name="T3">continue</text:span><text:span text:style-name="T2">;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2.159cm" svg:height="0.635cm" svg:x="11.922cm" svg:y="6.715cm">
          <text:p text:style-name="P1"><text:span text:style-name="T2">movies_.add(</text:span><text:span text:style-name="T3">m</text:span><text:span text:style-name="T1">);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08cm" svg:y1="4.175cm" svg:x2="10.08cm" svg:y2="4.937cm" draw:start-shape="id2" draw:start-glue-point="2" draw:end-shape="id3" svg:d="M10080 4175v762" svg:viewBox="0 0 1 763">
          <text:p/>
        </draw:connector>
        <draw:connector draw:style-name="gr7" draw:text-style-name="P5" draw:layer="layout" svg:x1="10.08cm" svg:y1="5.572cm" svg:x2="6.969cm" svg:y2="6.715cm" draw:start-shape="id3" draw:start-glue-point="2" draw:end-shape="id4" draw:end-glue-point="0" svg:d="M10080 5572v571h-3111v572" svg:viewBox="0 0 3112 1144">
          <text:p text:style-name="P4"><text:span text:style-name="T4">Ye</text:span><text:span text:style-name="T4">s</text:span></text:p>
        </draw:connector>
        <draw:connector draw:style-name="gr7" draw:text-style-name="P6" draw:layer="layout" svg:x1="10.08cm" svg:y1="5.572cm" svg:x2="13.001cm" svg:y2="6.715cm" draw:start-shape="id3" draw:start-glue-point="2" draw:end-shape="id5" draw:end-glue-point="0" svg:d="M10080 5572v571h2921v572" svg:viewBox="0 0 2922 1144">
          <text:p text:style-name="P4"><text:span text:style-name="T5">No</text:span></text:p>
        </draw:connector>
        <draw:connector draw:style-name="gr7" draw:text-style-name="P3" draw:layer="layout" draw:line-skew="0cm 2.041cm" svg:x1="13.001cm" svg:y1="7.35cm" svg:x2="13.7cm" svg:y2="3.857cm" draw:start-shape="id5" draw:start-glue-point="2" draw:end-shape="id2" draw:end-glue-point="1" svg:d="M13001 7350v499h3620v-3992h-2921" svg:viewBox="0 0 3621 3993">
          <text:p text:style-name="P4"><text:span text:style-name="T5"/></text:p>
        </draw:connector>
        <draw:connector draw:style-name="gr3" draw:text-style-name="P3" draw:layer="layout" draw:line-skew="0cm -1.659cm" svg:x1="6.969cm" svg:y1="7.35cm" svg:x2="6.461cm" svg:y2="3.857cm" draw:start-shape="id4" draw:start-glue-point="2" draw:end-shape="id2" draw:end-glue-point="3" svg:d="M6969 7350v499h-2921v-3992h2413" svg:viewBox="0 0 2922 3993">
          <text:p/>
        </draw:connector>
        <draw:custom-shape draw:style-name="gr8" draw:text-style-name="P2" xml:id="id6" draw:id="id6" draw:layer="layout" svg:width="7.239cm" svg:height="1.397cm" svg:x="6.461cm" svg:y="9.001cm">
          <text:p text:style-name="P1"><text:span text:style-name="T2">Co</text:span><text:span text:style-name="T2">ll</text:span><text:span text:style-name="T2">ec</text:span><text:span text:style-name="T2">ti</text:span><text:span text:style-name="T2">on</text:span><text:span text:style-name="T2">s.</text:span><text:span text:style-name="T6">so</text:span><text:span text:style-name="T6">rt</text:span><text:span text:style-name="T2">(m</text:span><text:span text:style-name="T2">ov</text:span><text:span text:style-name="T2">ie</text:span><text:span text:style-name="T2">s_</text:span><text:span text:style-name="T2">, </text:span><text:span text:style-name="T2">ne</text:span><text:span text:style-name="T2">w </text:span><text:span text:style-name="T2">Co</text:span><text:span text:style-name="T2">mp</text:span><text:span text:style-name="T2">ar</text:span><text:span text:style-name="T2">at</text:span><text:span text:style-name="T2">or</text:span><text:span text:style-name="T2">&lt;M</text:span><text:span text:style-name="T2">ov</text:span><text:span text:style-name="T2">ie</text:span><text:span text:style-name="T2">&gt;(</text:span><text:span text:style-name="T2">) </text:span><text:span text:style-name="T2">{</text:span></text:p>
          <text:p text:style-name="P1"><text:span text:style-name="T2"><text:tab/></text:span><text:span text:style-name="T2">@O</text:span><text:span text:style-name="T2">ve</text:span><text:span text:style-name="T2">rr</text:span><text:span text:style-name="T2">id</text:span><text:span text:style-name="T2">e</text:span></text:p>
          <text:p text:style-name="P1"><text:span text:style-name="T2"><text:tab/></text:span><text:span text:style-name="T3">pu</text:span><text:span text:style-name="T3">bl</text:span><text:span text:style-name="T3">ic</text:span><text:span text:style-name="T2"> </text:span><text:span text:style-name="T2">in</text:span><text:span text:style-name="T2">t </text:span><text:span text:style-name="T2">co</text:span><text:span text:style-name="T2">mp</text:span><text:span text:style-name="T2">ar</text:span><text:span text:style-name="T2">e(</text:span><text:span text:style-name="T2">Mo</text:span><text:span text:style-name="T2">vi</text:span><text:span text:style-name="T2">e </text:span><text:span text:style-name="T3">m1</text:span><text:span text:style-name="T2">, </text:span><text:span text:style-name="T2">Mo</text:span><text:span text:style-name="T2">vi</text:span><text:span text:style-name="T2">e </text:span><text:span text:style-name="T3">m2</text:span><text:span text:style-name="T2">) </text:span><text:span text:style-name="T2">{</text:span></text:p>
          <text:p text:style-name="P1"><text:span text:style-name="T2"><text:tab/></text:span><text:span text:style-name="T2"><text:tab/></text:span><text:span text:style-name="T2">Da</text:span><text:span text:style-name="T2">te </text:span><text:span text:style-name="T3">d1</text:span><text:span text:style-name="T2"> </text:span><text:span text:style-name="T2">= </text:span><text:span text:style-name="T3">m1</text:span><text:span text:style-name="T2">.g</text:span><text:span text:style-name="T2">et</text:span><text:span text:style-name="T2">Wa</text:span><text:span text:style-name="T2">tc</text:span><text:span text:style-name="T2">hD</text:span><text:span text:style-name="T2">at</text:span><text:span text:style-name="T2">e(</text:span><text:span text:style-name="T2">);</text:span></text:p>
          <text:p text:style-name="P1"><text:span text:style-name="T2"><text:tab/></text:span><text:span text:style-name="T2"><text:tab/></text:span><text:span text:style-name="T2">Da</text:span><text:span text:style-name="T2">te </text:span><text:span text:style-name="T3">d2</text:span><text:span text:style-name="T2"> </text:span><text:span text:style-name="T2">= </text:span><text:span text:style-name="T3">m2</text:span><text:span text:style-name="T2">.g</text:span><text:span text:style-name="T2">et</text:span><text:span text:style-name="T2">Wa</text:span><text:span text:style-name="T2">tc</text:span><text:span text:style-name="T2">hD</text:span><text:span text:style-name="T2">at</text:span><text:span text:style-name="T2">e(</text:span><text:span text:style-name="T2">);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.969cm" svg:y1="7.35cm" svg:x2="10.08cm" svg:y2="9.001cm" draw:start-shape="id4" draw:start-glue-point="2" draw:end-shape="id6" svg:d="M6969 7350v825h3111v826" svg:viewBox="0 0 3112 1652">
          <text:p text:style-name="P4"><text:span text:style-name="T4"/></text:p>
        </draw:connector>
        <draw:connector draw:style-name="gr7" draw:text-style-name="P3" draw:layer="layout" svg:x1="13.001cm" svg:y1="7.35cm" svg:x2="10.08cm" svg:y2="9.001cm" draw:start-shape="id5" draw:start-glue-point="2" draw:end-shape="id6" draw:end-glue-point="0" svg:d="M13001 7350v825h-2921v826" svg:viewBox="0 0 2922 1652">
          <text:p text:style-name="P4"><text:span text:style-name="T4"/></text:p>
        </draw:connector>
        <draw:frame draw:style-name="gr9" draw:text-style-name="P8" draw:layer="layout" svg:width="7.747cm" svg:height="0.573cm" svg:x="6.207cm" svg:y="7.92cm">
          <draw:text-box>
            <text:p text:style-name="P7"><text:span text:style-name="T4">Iterated through all movies</text:span></text:p>
          </draw:text-box>
        </draw:frame>
        <draw:custom-shape draw:style-name="gr10" draw:text-style-name="P2" xml:id="id7" draw:id="id7" draw:layer="layout" svg:width="3.937cm" svg:height="0.508cm" svg:x="8.112cm" svg:y="11.287cm">
          <text:p text:style-name="P1"><text:span text:style-name="T3">if</text:span><text:span text:style-name="T2">(</text:span><text:span text:style-name="T3">d1</text:span><text:span text:style-name="T2"> == </text:span><text:span text:style-name="T3">null</text:span><text:span text:style-name="T2"> &amp;&amp; </text:span><text:span text:style-name="T3">d2</text:span><text:span text:style-name="T2"> == </text:span><text:span text:style-name="T3">null</text:span><text:span text:style-name="T2">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08cm" svg:y1="10.398cm" svg:x2="10.08cm" svg:y2="11.287cm" draw:start-shape="id6" draw:start-glue-point="2" draw:end-shape="id7" draw:end-glue-point="0" svg:d="M10080 10398v889" svg:viewBox="0 0 1 890">
          <text:p/>
        </draw:connector>
        <draw:custom-shape draw:style-name="gr5" draw:text-style-name="P2" xml:id="id8" draw:id="id8" draw:layer="layout" svg:width="1.524cm" svg:height="0.635cm" svg:x="4.048cm" svg:y="11.287cm">
          <text:p text:style-name="P1"><text:span text:style-name="T3">return </text:span><text:span text:style-name="T1">0</text:span><text:span text:style-name="T2">;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8.112cm" svg:y1="11.541cm" svg:x2="5.572cm" svg:y2="11.604cm" draw:start-shape="id7" draw:start-glue-point="3" draw:end-shape="id8" draw:end-glue-point="1" svg:d="M8112 11541h-1270v63h-1270" svg:viewBox="0 0 2541 64">
          <text:p text:style-name="P4"><text:span text:style-name="T4">Yes</text:span></text:p>
        </draw:connector>
        <draw:custom-shape draw:style-name="gr11" draw:text-style-name="P2" xml:id="id9" draw:id="id9" draw:layer="layout" svg:width="4.572cm" svg:height="0.508cm" svg:x="7.858cm" svg:y="13.065cm">
          <text:p text:style-name="P1"><text:span text:style-name="T3">else if</text:span><text:span text:style-name="T2">(</text:span><text:span text:style-name="T3">d1</text:span><text:span text:style-name="T2"> != </text:span><text:span text:style-name="T3">null</text:span><text:span text:style-name="T2"> &amp;&amp; </text:span><text:span text:style-name="T3">d2</text:span><text:span text:style-name="T2"> == </text:span><text:span text:style-name="T3">null</text:span><text:span text:style-name="T2">)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0.08cm" svg:y1="11.795cm" svg:x2="10.144cm" svg:y2="13.065cm" draw:start-shape="id7" draw:start-glue-point="2" draw:end-shape="id9" draw:end-glue-point="0" svg:d="M10080 11795v635h64v635" svg:viewBox="0 0 65 1271">
          <text:p text:style-name="P4"><text:span text:style-name="T5">No</text:span></text:p>
        </draw:connector>
        <draw:custom-shape draw:style-name="gr5" draw:text-style-name="P2" xml:id="id10" draw:id="id10" draw:layer="layout" svg:width="1.524cm" svg:height="0.635cm" svg:x="4.048cm" svg:y="12.938cm">
          <text:p text:style-name="P1"><text:span text:style-name="T3">return </text:span><text:span text:style-name="T1">-1</text:span><text:span text:style-name="T2">;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7.858cm" svg:y1="13.319cm" svg:x2="5.572cm" svg:y2="13.255cm" draw:start-shape="id9" draw:start-glue-point="3" draw:end-shape="id10" draw:end-glue-point="1" svg:d="M7858 13319h-1143v-64h-1143" svg:viewBox="0 0 2287 65">
          <text:p text:style-name="P4"><text:span text:style-name="T4">Yes</text:span></text:p>
        </draw:connector>
        <draw:custom-shape draw:style-name="gr11" draw:text-style-name="P2" xml:id="id11" draw:id="id11" draw:layer="layout" svg:width="4.572cm" svg:height="0.508cm" svg:x="7.858cm" svg:y="14.843cm">
          <text:p text:style-name="P1"><text:span text:style-name="T3">else if</text:span><text:span text:style-name="T2">(</text:span><text:span text:style-name="T3">d1</text:span><text:span text:style-name="T2"> == </text:span><text:span text:style-name="T3">null</text:span><text:span text:style-name="T2"> &amp;&amp; </text:span><text:span text:style-name="T3">d2</text:span><text:span text:style-name="T2"> != </text:span><text:span text:style-name="T3">null</text:span><text:span text:style-name="T2">)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0.144cm" svg:y1="13.573cm" svg:x2="10.144cm" svg:y2="14.843cm" draw:start-shape="id9" draw:start-glue-point="2" draw:end-shape="id11" draw:end-glue-point="0" svg:d="M10144 13573v1270" svg:viewBox="0 0 1 1271">
          <text:p text:style-name="P4"><text:span text:style-name="T5">No</text:span></text:p>
        </draw:connector>
        <draw:custom-shape draw:style-name="gr5" draw:text-style-name="P2" xml:id="id12" draw:id="id12" draw:layer="layout" svg:width="1.524cm" svg:height="0.635cm" svg:x="4.048cm" svg:y="14.843cm">
          <text:p text:style-name="P1"><text:span text:style-name="T3">return </text:span><text:span text:style-name="T1">1</text:span><text:span text:style-name="T2">;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7.858cm" svg:y1="15.097cm" svg:x2="5.572cm" svg:y2="15.16cm" draw:start-shape="id11" draw:start-glue-point="3" draw:end-shape="id12" draw:end-glue-point="1" svg:d="M7858 15097h-1143v63h-1143" svg:viewBox="0 0 2287 64">
          <text:p text:style-name="P4"><text:span text:style-name="T4">Ye</text:span><text:span text:style-name="T4">s</text:span></text:p>
        </draw:connector>
        <draw:custom-shape draw:style-name="gr12" draw:text-style-name="P2" xml:id="id13" draw:id="id13" draw:layer="layout" svg:width="1.143cm" svg:height="0.508cm" svg:x="9.636cm" svg:y="16.748cm">
          <text:p text:style-name="P1"><text:span text:style-name="T3">els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0.144cm" svg:y1="15.351cm" svg:x2="10.207cm" svg:y2="16.748cm" draw:start-shape="id11" draw:start-glue-point="2" draw:end-shape="id13" draw:end-glue-point="0" svg:d="M10144 15351v699h63v698" svg:viewBox="0 0 64 1398">
          <text:p text:style-name="P4"><text:span text:style-name="T5">No</text:span></text:p>
        </draw:connector>
        <draw:custom-shape draw:style-name="gr13" draw:text-style-name="P2" xml:id="id14" draw:id="id14" draw:layer="layout" svg:width="3.175cm" svg:height="0.635cm" svg:x="8.62cm" svg:y="18.018cm">
          <text:p text:style-name="P1"><text:span text:style-name="T3">return </text:span><text:span text:style-name="T1">d1.compareTo(d2);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207cm" svg:y1="17.256cm" svg:x2="10.207cm" svg:y2="18.018cm" draw:start-shape="id13" draw:start-glue-point="2" draw:end-shape="id14" draw:end-glue-point="0" svg:d="M10207 17256v762" svg:viewBox="0 0 1 763">
          <text:p/>
        </draw:connector>
        <draw:custom-shape draw:style-name="gr13" draw:text-style-name="P2" xml:id="id15" draw:id="id15" draw:layer="layout" svg:width="3.175cm" svg:height="0.635cm" svg:x="8.62cm" svg:y="19.542cm">
          <text:p text:style-name="P1"><text:span text:style-name="T2">movies.addAll(movi</text:span><text:span text:style-name="T2">es_);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207cm" svg:y1="18.653cm" svg:x2="10.207cm" svg:y2="19.542cm" draw:start-shape="id14" draw:start-glue-point="2" draw:end-shape="id15" draw:end-glue-point="0" svg:d="M10207 18653v889" svg:viewBox="0 0 1 890">
          <text:p/>
        </draw:connector>
        <draw:custom-shape draw:style-name="gr6" draw:text-style-name="P2" xml:id="id16" draw:id="id16" draw:layer="layout" svg:width="2.159cm" svg:height="0.635cm" svg:x="9.128cm" svg:y="21.193cm">
          <text:p text:style-name="P1"><text:span text:style-name="T3">return</text:span><text:span text:style-name="T2"> movies;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207cm" svg:y1="20.177cm" svg:x2="10.207cm" svg:y2="21.193cm" draw:start-shape="id15" draw:start-glue-point="2" draw:end-shape="id16" draw:end-glue-point="0" svg:d="M10207 20177v1016" svg:viewBox="0 0 1 1017">
          <text:p/>
        </draw:connector>
        <draw:frame draw:style-name="gr14" draw:text-style-name="P9" draw:layer="layout" svg:width="18.917cm" svg:height="0.508cm" svg:x="1.083cm" svg:y="0.873cm">
          <draw:text-box>
            <text:p text:style-name="P1"><text:span text:style-name="T3">public</text:span><text:span text:style-name="T2"> </text:span><text:span text:style-name="T3">static</text:span><text:span text:style-name="T2"> </text:span><text:span text:style-name="T2">IObservableLis</text:span><text:span text:style-name="T2">t&lt;Movie&gt; </text:span><text:span text:style-name="T2">getOldestWatch</text:span><text:span text:style-name="T2">edMovies(</text:span><text:span text:style-name="T3">boole</text:span><text:span text:style-name="T3">an</text:span><text:span text:style-name="T2"> </text:span><text:span text:style-name="T2">ignoreUnwatche</text:span><text:span text:style-name="T2">d, </text:span><text:span text:style-name="T3">boolean</text:span><text:span text:style-name="T2"> </text:span><text:span text:style-name="T2">ignoreLoaned, </text:span><text:span text:style-name="T3">int</text:span><text:span text:style-name="T2"> minRating, </text:span><text:span text:style-name="T2">List&lt;Movie&gt; </text:span><text:span text:style-name="T2">ignoreLis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atin Modern Math" svg:font-family="'Latin Modern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3" draw:display-name="Gradient 3" draw:style="linear" draw:start-color="#ffffff" draw:end-color="#ffffff" draw:start-intensity="100%" draw:end-intensity="100%" draw:angle="300" draw:border="0%"/>
    <draw:gradient draw:name="Gradient_20_4" draw:display-name="Gradient 4" draw:style="linear" draw:start-color="#ffffff" draw:end-color="#729fcf" draw:start-intensity="100%" draw:end-intensity="100%" draw:angle="300" draw:border="0%"/>
    <draw:gradient draw:name="Tango_20_Green" draw:display-name="Tango Green" draw:style="linear" draw:start-color="#8ae234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Kühlwein</meta:initial-creator>
    <meta:creation-date>2016-09-15T13:08:47.161609564</meta:creation-date>
    <dc:date>2016-09-15T13:46:52.781511132</dc:date>
    <dc:creator>Arthur Kühlwein</dc:creator>
    <meta:editing-duration>PT37M43S</meta:editing-duration>
    <meta:editing-cycles>53</meta:editing-cycles>
    <meta:generator>LibreOffice/5.1.4.2$Linux_X86_64 LibreOffice_project/10m0$Build-2</meta:generator>
    <meta:document-statistic meta:object-count="36"/>
  </office:meta>
</office:document-meta>
</file>